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0FA0EDDF90B861C4B5C.png" manifest:media-type="image/png"/>
  <manifest:file-entry manifest:full-path="Pictures/1000000000000226000000FA6345C13066E16AAF.png" manifest:media-type="image/png"/>
  <manifest:file-entry manifest:full-path="Pictures/1000000000000226000000FAEB29BA4FF8894E48.png" manifest:media-type="image/png"/>
  <manifest:file-entry manifest:full-path="Pictures/1000000000000226000000FA3D7F5F34AF3708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fc6" officeooo:paragraph-rsid="00168fc6"/>
    </style:style>
    <style:style style:name="P2" style:family="paragraph" style:parent-style-name="Standard">
      <style:paragraph-properties fo:text-align="end" style:justify-single-word="false"/>
      <style:text-properties officeooo:rsid="00168fc6" officeooo:paragraph-rsid="00168f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7626in" svg:y="-0.0264in" svg:width="2.1701in" svg:height="0.9799in" draw:z-index="3"><draw:image xlink:href="Pictures/1000000000000226000000FA3D7F5F34AF370875.png" xlink:type="simple" xlink:show="embed" xlink:actuate="onLoad"/></draw:frame><draw:frame draw:style-name="fr1" draw:name="Image5" text:anchor-type="paragraph" svg:x="3.7492in" svg:y="0.0138in" svg:width="2.1701in" svg:height="0.9799in" draw:z-index="4"><draw:image xlink:href="Pictures/1000000000000226000000FA3D7F5F34AF370875.png" xlink:type="simple" xlink:show="embed" xlink:actuate="onLoad"/></draw:frame> <text:s text:c="3"/>3 <text:s text:c="6"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7752in" svg:y="0.1681in" svg:width="2.1701in" svg:height="0.9799in" draw:z-index="0"><draw:image xlink:href="Pictures/1000000000000226000000FAEB29BA4FF8894E48.png" xlink:type="simple" xlink:show="embed" xlink:actuate="onLoad"/></draw:frame></text:p>
      <text:p text:style-name="P1"><draw:frame draw:style-name="fr1" draw:name="Image6" text:anchor-type="paragraph" svg:x="3.8189in" svg:y="0.0091in" svg:width="2.1701in" svg:height="0.9799in" draw:z-index="5"><draw:image xlink:href="Pictures/1000000000000226000000FAEB29BA4FF8894E48.png" xlink:type="simple" xlink:show="embed" xlink:actuate="onLoad"/></draw:frame> <text:s text:c="7"/>2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798in" svg:y="0.0291in" svg:width="2.1701in" svg:height="0.9799in" draw:z-index="1"><draw:image xlink:href="Pictures/1000000000000226000000FA6345C13066E16AAF.png" xlink:type="simple" xlink:show="embed" xlink:actuate="onLoad"/></draw:frame><draw:frame draw:style-name="fr1" draw:name="Image7" text:anchor-type="paragraph" svg:x="3.8535in" svg:y="0.0598in" svg:width="2.1701in" svg:height="0.9799in" draw:z-index="6"><draw:image xlink:href="Pictures/1000000000000226000000FA6345C13066E16AAF.png" xlink:type="simple" xlink:show="embed" xlink:actuate="onLoad"/></draw:frame> <text:s text:c="6"/>1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3.9693in" svg:y="0.1453in" svg:width="2.1701in" svg:height="0.9799in" draw:z-index="2"><draw:image xlink:href="Pictures/1000000000000226000000FA0EDDF90B861C4B5C.png" xlink:type="simple" xlink:show="embed" xlink:actuate="onLoad"/></draw:frame><draw:frame draw:style-name="fr1" draw:name="Image8" text:anchor-type="paragraph" svg:x="0.8209in" svg:y="0.1453in" svg:width="2.1701in" svg:height="0.9799in" draw:z-index="7"><draw:image xlink:href="Pictures/1000000000000226000000FA0EDDF90B861C4B5C.png" xlink:type="simple" xlink:show="embed" xlink:actuate="onLoad"/></draw:frame></text:p>
      <text:p text:style-name="P1"><text:s text:c="7"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36:47.738544439</meta:creation-date>
    <dc:date>2019-05-09T14:45:40.192430241</dc:date>
    <meta:editing-duration>PT8M52S</meta:editing-duration>
    <meta:editing-cycles>1</meta:editing-cycles>
    <meta:document-statistic meta:table-count="0" meta:image-count="8" meta:object-count="0" meta:page-count="1" meta:paragraph-count="4" meta:word-count="4" meta:character-count="37" meta:non-whitespace-character-count="4"/>
    <meta:generator>LibreOffice/5.1.6.2$Linux_X86_64 LibreOffice_project/10m0$Build-2</meta:generator>
  </office:meta>
</office:document-meta>
</file>